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435" officeooo:paragraph-rsid="0001f435"/>
    </style:style>
    <style:style style:name="P2" style:family="paragraph" style:parent-style-name="Standard">
      <style:text-properties fo:font-weight="normal" officeooo:rsid="0002a295" officeooo:paragraph-rsid="0002a295" style:font-weight-asian="normal" style:font-weight-complex="normal"/>
    </style:style>
    <style:style style:name="P3" style:family="paragraph" style:parent-style-name="Standard">
      <style:text-properties fo:font-weight="normal" officeooo:rsid="00043df8" officeooo:paragraph-rsid="00043df8" style:font-weight-asian="normal" style:font-weight-complex="normal"/>
    </style:style>
    <style:style style:name="P4" style:family="paragraph" style:parent-style-name="Standard">
      <style:text-properties fo:font-weight="normal" officeooo:rsid="00059ec9" officeooo:paragraph-rsid="00059ec9" style:font-weight-asian="normal" style:font-weight-complex="normal"/>
    </style:style>
    <style:style style:name="P5" style:family="paragraph" style:parent-style-name="Standard">
      <style:text-properties fo:font-weight="normal" officeooo:rsid="00059ec9" officeooo:paragraph-rsid="00060d71" style:font-weight-asian="normal" style:font-weight-complex="normal"/>
    </style:style>
    <style:style style:name="P6" style:family="paragraph" style:parent-style-name="Standard">
      <style:text-properties fo:font-weight="normal" officeooo:rsid="00060d71" officeooo:paragraph-rsid="00060d71" style:font-weight-asian="normal" style:font-weight-complex="normal"/>
    </style:style>
    <style:style style:name="P7" style:family="paragraph" style:parent-style-name="Standard">
      <style:text-properties fo:font-weight="normal" officeooo:rsid="0008ed6a" officeooo:paragraph-rsid="0008ed6a" style:font-weight-asian="normal" style:font-weight-complex="normal"/>
    </style:style>
    <style:style style:name="P8" style:family="paragraph" style:parent-style-name="Standard">
      <style:text-properties fo:font-weight="normal" officeooo:rsid="0009a84e" officeooo:paragraph-rsid="0009a84e" style:font-weight-asian="normal" style:font-weight-complex="normal"/>
    </style:style>
    <style:style style:name="P9" style:family="paragraph" style:parent-style-name="Standard">
      <style:text-properties fo:font-weight="normal" officeooo:rsid="000a3d8c" officeooo:paragraph-rsid="000a3d8c" style:font-weight-asian="normal" style:font-weight-complex="normal"/>
    </style:style>
    <style:style style:name="P10" style:family="paragraph" style:parent-style-name="Standard">
      <style:text-properties fo:font-weight="normal" officeooo:rsid="00124675" officeooo:paragraph-rsid="00124675" style:font-weight-asian="normal" style:font-weight-complex="normal"/>
    </style:style>
    <style:style style:name="P11" style:family="paragraph" style:parent-style-name="Standard">
      <style:text-properties fo:font-weight="normal" officeooo:rsid="002bc494" officeooo:paragraph-rsid="002bc494" style:font-weight-asian="normal" style:font-weight-complex="normal"/>
    </style:style>
    <style:style style:name="P12" style:family="paragraph" style:parent-style-name="Standard">
      <style:text-properties fo:font-weight="normal" officeooo:rsid="002bc494" officeooo:paragraph-rsid="002cf7bb" style:font-weight-asian="normal" style:font-weight-complex="normal"/>
    </style:style>
    <style:style style:name="P13" style:family="paragraph" style:parent-style-name="Standard">
      <style:text-properties fo:font-weight="normal" officeooo:rsid="002cf7bb" officeooo:paragraph-rsid="002cf7bb" style:font-weight-asian="normal" style:font-weight-complex="normal"/>
    </style:style>
    <style:style style:name="P14" style:family="paragraph" style:parent-style-name="Standard">
      <style:text-properties fo:font-weight="normal" officeooo:rsid="002ea523" officeooo:paragraph-rsid="002ea523" style:font-weight-asian="normal" style:font-weight-complex="normal"/>
    </style:style>
    <style:style style:name="P15" style:family="paragraph" style:parent-style-name="Standard">
      <style:text-properties officeooo:paragraph-rsid="0001f435"/>
    </style:style>
    <style:style style:name="P16" style:family="paragraph" style:parent-style-name="Standard">
      <style:text-properties fo:font-weight="bold" officeooo:rsid="00060d71" officeooo:paragraph-rsid="00072b99" style:font-weight-asian="bold" style:font-weight-complex="bold"/>
    </style:style>
    <style:style style:name="P17" style:family="paragraph" style:parent-style-name="Standard">
      <style:text-properties fo:font-weight="bold" officeooo:rsid="00060d71" officeooo:paragraph-rsid="00060d71" style:font-weight-asian="bold" style:font-weight-complex="bold"/>
    </style:style>
    <style:style style:name="P18" style:family="paragraph" style:parent-style-name="Standard">
      <style:text-properties fo:font-weight="bold" officeooo:rsid="0001f435" officeooo:paragraph-rsid="0001f435" style:font-weight-asian="bold" style:font-weight-complex="bold"/>
    </style:style>
    <style:style style:name="P19" style:family="paragraph" style:parent-style-name="Standard">
      <style:text-properties fo:font-weight="bold" officeooo:rsid="00059ec9" officeooo:paragraph-rsid="00059ec9" style:font-weight-asian="bold" style:font-weight-complex="bold"/>
    </style:style>
    <style:style style:name="P20" style:family="paragraph" style:parent-style-name="Standard">
      <style:text-properties fo:font-weight="bold" officeooo:rsid="000a3d8c" officeooo:paragraph-rsid="000a3d8c" style:font-weight-asian="bold" style:font-weight-complex="bold"/>
    </style:style>
    <style:style style:name="P21" style:family="paragraph" style:parent-style-name="Standard">
      <style:text-properties fo:font-weight="bold" officeooo:rsid="00124675" officeooo:paragraph-rsid="00124675" style:font-weight-asian="bold" style:font-weight-complex="bold"/>
    </style:style>
    <style:style style:name="P22" style:family="paragraph" style:parent-style-name="Standard">
      <style:text-properties fo:font-weight="bold" officeooo:rsid="0013d6b5" officeooo:paragraph-rsid="001fb789" style:font-weight-asian="bold" style:font-weight-complex="bold"/>
    </style:style>
    <style:style style:name="P23" style:family="paragraph" style:parent-style-name="Standard">
      <style:text-properties fo:font-weight="bold" officeooo:rsid="00233536" officeooo:paragraph-rsid="00233536" style:font-weight-asian="bold" style:font-weight-complex="bold"/>
    </style:style>
    <style:style style:name="P24" style:family="paragraph" style:parent-style-name="Standard">
      <style:text-properties fo:font-weight="bold" officeooo:rsid="00043df8" officeooo:paragraph-rsid="00043df8" style:font-weight-asian="bold" style:font-weight-complex="bold"/>
    </style:style>
    <style:style style:name="P25" style:family="paragraph" style:parent-style-name="Standard">
      <style:text-properties fo:font-weight="bold" officeooo:rsid="002bc494" officeooo:paragraph-rsid="002bc494" style:font-weight-asian="bold" style:font-weight-complex="bold"/>
    </style:style>
    <style:style style:name="P26" style:family="paragraph" style:parent-style-name="Standard">
      <style:text-properties fo:font-weight="bold" officeooo:rsid="002cf7bb" officeooo:paragraph-rsid="002cf7bb" style:font-weight-asian="bold" style:font-weight-complex="bold"/>
    </style:style>
    <style:style style:name="P27" style:family="paragraph" style:parent-style-name="Standard">
      <style:text-properties fo:font-weight="bold" officeooo:rsid="002ea523" officeooo:paragraph-rsid="002ea523" style:font-weight-asian="bold" style:font-weight-complex="bold"/>
    </style:style>
    <style:style style:name="P28" style:family="paragraph" style:parent-style-name="Standard">
      <style:text-properties officeooo:paragraph-rsid="0008ed6a"/>
    </style:style>
    <style:style style:name="P29" style:family="paragraph" style:parent-style-name="Standard">
      <style:text-properties fo:color="#c9211e" loext:opacity="100%" officeooo:rsid="000b4bfc" officeooo:paragraph-rsid="000b4bfc"/>
    </style:style>
    <style:style style:name="P30" style:family="paragraph" style:parent-style-name="Standard">
      <style:text-properties fo:color="#c9211e" loext:opacity="100%" fo:font-weight="bold" officeooo:rsid="000b4bfc" officeooo:paragraph-rsid="000b4bfc" style:font-weight-asian="bold" style:font-weight-complex="bold"/>
    </style:style>
    <style:style style:name="P31" style:family="paragraph" style:parent-style-name="Standard">
      <style:text-properties fo:color="#000000" loext:opacity="100%" fo:font-weight="normal" officeooo:rsid="000c9a38" officeooo:paragraph-rsid="000c9a38" style:font-weight-asian="normal" style:font-weight-complex="normal"/>
    </style:style>
    <style:style style:name="P32" style:family="paragraph" style:parent-style-name="Standard">
      <style:text-properties fo:color="#000000" loext:opacity="100%" fo:font-weight="normal" officeooo:rsid="000c9a38" officeooo:paragraph-rsid="000da216" style:font-weight-asian="normal" style:font-weight-complex="normal"/>
    </style:style>
    <style:style style:name="P33" style:family="paragraph" style:parent-style-name="Standard">
      <style:text-properties fo:color="#000000" loext:opacity="100%" fo:font-weight="normal" officeooo:rsid="000c9a38" officeooo:paragraph-rsid="000df340" style:font-weight-asian="normal" style:font-weight-complex="normal"/>
    </style:style>
    <style:style style:name="P34" style:family="paragraph" style:parent-style-name="Standard">
      <style:text-properties fo:color="#000000" loext:opacity="100%" fo:font-weight="normal" officeooo:rsid="000da216" officeooo:paragraph-rsid="000da216" style:font-weight-asian="normal" style:font-weight-complex="normal"/>
    </style:style>
    <style:style style:name="P35" style:family="paragraph" style:parent-style-name="Standard">
      <style:text-properties fo:color="#000000" loext:opacity="100%" fo:font-weight="normal" officeooo:rsid="000e0e7e" officeooo:paragraph-rsid="000e0e7e" style:font-weight-asian="normal" style:font-weight-complex="normal"/>
    </style:style>
    <style:style style:name="P36" style:family="paragraph" style:parent-style-name="Standard">
      <style:text-properties fo:color="#000000" loext:opacity="100%" fo:font-weight="normal" officeooo:rsid="000f9482" officeooo:paragraph-rsid="000f9482" style:font-weight-asian="normal" style:font-weight-complex="normal"/>
    </style:style>
    <style:style style:name="P37" style:family="paragraph" style:parent-style-name="Standard">
      <style:text-properties fo:color="#000000" loext:opacity="100%" fo:font-weight="normal" officeooo:rsid="001e577b" officeooo:paragraph-rsid="001e577b" style:font-weight-asian="normal" style:font-weight-complex="normal"/>
    </style:style>
    <style:style style:name="P38" style:family="paragraph" style:parent-style-name="Standard">
      <style:text-properties fo:color="#000000" loext:opacity="100%" fo:font-weight="bold" officeooo:rsid="000da216" officeooo:paragraph-rsid="000da216" style:font-weight-asian="bold" style:font-weight-complex="bold"/>
    </style:style>
    <style:style style:name="P39" style:family="paragraph" style:parent-style-name="Standard">
      <style:text-properties fo:color="#000000" loext:opacity="100%" fo:font-weight="bold" officeooo:rsid="000f9482" officeooo:paragraph-rsid="000f9482" style:font-weight-asian="bold" style:font-weight-complex="bold"/>
    </style:style>
    <style:style style:name="P40" style:family="paragraph" style:parent-style-name="Standard">
      <style:text-properties fo:color="#000000" loext:opacity="100%" fo:font-weight="bold" officeooo:rsid="000b4bfc" officeooo:paragraph-rsid="000b4bfc" style:font-weight-asian="bold" style:font-weight-complex="bold"/>
    </style:style>
    <style:style style:name="P41" style:family="paragraph" style:parent-style-name="Standard">
      <style:text-properties fo:color="#000000" loext:opacity="100%" fo:language="en" fo:country="US" fo:font-weight="normal" officeooo:rsid="0030ddef" officeooo:paragraph-rsid="0030ddef" style:font-weight-asian="normal" style:font-weight-complex="normal"/>
    </style:style>
    <style:style style:name="P42" style:family="paragraph" style:parent-style-name="Standard">
      <style:text-properties officeooo:paragraph-rsid="000c9a38"/>
    </style:style>
    <style:style style:name="P43" style:family="paragraph" style:parent-style-name="Standard">
      <style:text-properties officeooo:paragraph-rsid="000df340"/>
    </style:style>
    <style:style style:name="P44" style:family="paragraph" style:parent-style-name="Standard">
      <style:text-properties officeooo:rsid="000df340" officeooo:paragraph-rsid="000df340"/>
    </style:style>
    <style:style style:name="P45" style:family="paragraph" style:parent-style-name="Standard">
      <style:text-properties officeooo:paragraph-rsid="000da216"/>
    </style:style>
    <style:style style:name="P46" style:family="paragraph" style:parent-style-name="Standard">
      <style:text-properties officeooo:paragraph-rsid="000f9482"/>
    </style:style>
    <style:style style:name="P47" style:family="paragraph" style:parent-style-name="Standard">
      <style:text-properties officeooo:paragraph-rsid="00060d71"/>
    </style:style>
    <style:style style:name="P48" style:family="paragraph" style:parent-style-name="Standard">
      <style:text-properties officeooo:rsid="00124675" officeooo:paragraph-rsid="00124675"/>
    </style:style>
    <style:style style:name="P49" style:family="paragraph" style:parent-style-name="Standard">
      <style:text-properties officeooo:rsid="0013d6b5" officeooo:paragraph-rsid="0013d6b5"/>
    </style:style>
    <style:style style:name="P50" style:family="paragraph" style:parent-style-name="Standard">
      <style:text-properties officeooo:rsid="0013d6b5" officeooo:paragraph-rsid="001fb789"/>
    </style:style>
    <style:style style:name="P51" style:family="paragraph" style:parent-style-name="Standard">
      <style:text-properties style:font-name="Liberation Serif" fo:font-size="12pt" officeooo:paragraph-rsid="0013d6b5" style:font-size-asian="12pt" style:font-size-complex="12pt"/>
    </style:style>
    <style:style style:name="P52" style:family="paragraph" style:parent-style-name="Standard">
      <style:text-properties style:font-name="Liberation Serif" fo:font-size="12pt" fo:font-weight="normal" officeooo:rsid="0001f435" officeooo:paragraph-rsid="0013d6b5" style:font-size-asian="12pt" style:font-weight-asian="normal" style:font-size-complex="12pt" style:font-weight-complex="normal"/>
    </style:style>
    <style:style style:name="P53" style:family="paragraph" style:parent-style-name="Standard">
      <style:text-properties officeooo:rsid="001bbc1f" officeooo:paragraph-rsid="001fb789"/>
    </style:style>
    <style:style style:name="P54" style:family="paragraph" style:parent-style-name="Standard">
      <style:text-properties officeooo:rsid="0015bfaa" officeooo:paragraph-rsid="001fb789"/>
    </style:style>
    <style:style style:name="P55" style:family="paragraph" style:parent-style-name="Standard">
      <style:text-properties fo:font-size="15pt" fo:font-weight="bold" officeooo:rsid="0001f435" officeooo:paragraph-rsid="0001f435" style:font-size-asian="15pt" style:font-weight-asian="bold" style:font-size-complex="15pt" style:font-weight-complex="bold"/>
    </style:style>
    <style:style style:name="P56" style:family="paragraph" style:parent-style-name="Standard">
      <style:text-properties fo:font-size="15pt" fo:language="en" fo:country="US" fo:font-weight="bold" officeooo:rsid="001fb789" officeooo:paragraph-rsid="001fb789" style:font-size-asian="15pt" style:font-weight-asian="bold" style:font-size-complex="15pt" style:font-weight-complex="bold"/>
    </style:style>
    <style:style style:name="P57" style:family="paragraph" style:parent-style-name="Standard">
      <style:text-properties officeooo:rsid="001fb789" officeooo:paragraph-rsid="001fb789"/>
    </style:style>
    <style:style style:name="P58" style:family="paragraph" style:parent-style-name="Standard">
      <style:text-properties officeooo:paragraph-rsid="002ea523"/>
    </style:style>
    <style:style style:name="P59" style:family="paragraph" style:parent-style-name="Standard">
      <style:text-properties officeooo:rsid="002ea523" officeooo:paragraph-rsid="002ea523"/>
    </style:style>
    <style:style style:name="P60" style:family="paragraph" style:parent-style-name="Standard">
      <style:text-properties fo:font-size="20pt" fo:font-weight="bold" officeooo:rsid="002a9ff6" officeooo:paragraph-rsid="002a9ff6" style:font-size-asian="20pt" style:font-weight-asian="bold" style:font-size-complex="20pt" style:font-weight-complex="bold"/>
    </style:style>
    <style:style style:name="P61" style:family="paragraph" style:parent-style-name="Standard">
      <style:text-properties fo:font-size="12pt" fo:language="en" fo:country="US" fo:font-weight="normal" officeooo:rsid="001fb789" officeooo:paragraph-rsid="001fb789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language="en" fo:country="US" fo:font-weight="bold" officeooo:rsid="003537fa" officeooo:paragraph-rsid="003537fa" style:font-size-asian="10.5pt" style:font-weight-asian="bold" style:font-size-complex="12pt" style:font-weight-complex="bold"/>
    </style:style>
    <style:style style:name="P63" style:family="paragraph" style:parent-style-name="Standard">
      <style:text-properties officeooo:rsid="000e0e7e" officeooo:paragraph-rsid="000e0e7e"/>
    </style:style>
    <style:style style:name="P64" style:family="paragraph" style:parent-style-name="Standard">
      <style:text-properties fo:language="en" fo:country="US" officeooo:rsid="0030ddef" officeooo:paragraph-rsid="0030ddef"/>
    </style:style>
    <style:style style:name="P65" style:family="paragraph" style:parent-style-name="Standard">
      <style:text-properties fo:language="en" fo:country="US" officeooo:rsid="0032da15" officeooo:paragraph-rsid="0032da15"/>
    </style:style>
    <style:style style:name="P66" style:family="paragraph" style:parent-style-name="Standard">
      <style:text-properties officeooo:rsid="0036c14b" officeooo:paragraph-rsid="0036c14b"/>
    </style:style>
    <style:style style:name="P67" style:family="paragraph" style:parent-style-name="Standard">
      <style:text-properties officeooo:rsid="0032da15" officeooo:paragraph-rsid="0032da15"/>
    </style:style>
    <style:style style:name="P68" style:family="paragraph" style:parent-style-name="Standard">
      <style:text-properties officeooo:paragraph-rsid="0037f706"/>
    </style:style>
    <style:style style:name="P69" style:family="paragraph" style:parent-style-name="Standard">
      <style:text-properties fo:language="en" fo:country="US" officeooo:rsid="0032da15" officeooo:paragraph-rsid="0032da15"/>
    </style:style>
    <style:style style:name="P70" style:family="paragraph" style:parent-style-name="Standard">
      <style:text-properties fo:language="en" fo:country="US" fo:font-weight="bold" officeooo:rsid="003c90a4" officeooo:paragraph-rsid="003c90a4" style:font-weight-asian="bold" style:font-weight-complex="bold"/>
    </style:style>
    <style:style style:name="P71" style:family="paragraph" style:parent-style-name="Standard">
      <style:text-properties fo:language="en" fo:country="US" fo:font-weight="normal" officeooo:rsid="003c90a4" officeooo:paragraph-rsid="003c90a4" style:font-weight-asian="normal" style:font-weight-complex="normal"/>
    </style:style>
    <style:style style:name="P72" style:family="paragraph" style:parent-style-name="Standard">
      <style:text-properties fo:font-weight="bold" officeooo:rsid="00043df8" officeooo:paragraph-rsid="00043df8" style:font-weight-asian="bold" style:font-weight-complex="bold"/>
    </style:style>
    <style:style style:name="P73" style:family="paragraph" style:parent-style-name="Standard">
      <style:text-properties fo:language="ru" fo:country="RU" fo:font-weight="bold" officeooo:rsid="003c90a4" officeooo:paragraph-rsid="00043df8" style:font-weight-asian="bold" style:font-weight-complex="bold"/>
    </style:style>
    <style:style style:name="P74" style:family="paragraph" style:parent-style-name="Standard">
      <style:text-properties officeooo:paragraph-rsid="003e7bc5"/>
    </style:style>
    <style:style style:name="T1" style:family="text">
      <style:text-properties fo:color="#000000" loext:opacity="100%" fo:font-weight="normal" style:font-weight-asian="normal" style:font-weight-complex="normal"/>
    </style:style>
    <style:style style:name="T2" style:family="text">
      <style:text-properties fo:color="#000000" loext:opacity="100%" fo:font-weight="normal" officeooo:rsid="000c9a38" style:font-weight-asian="normal" style:font-weight-complex="normal"/>
    </style:style>
    <style:style style:name="T3" style:family="text">
      <style:text-properties fo:color="#000000" loext:opacity="100%" fo:font-weight="normal" officeooo:rsid="000da216" style:font-weight-asian="normal" style:font-weight-complex="normal"/>
    </style:style>
    <style:style style:name="T4" style:family="text">
      <style:text-properties fo:color="#000000" loext:opacity="100%" fo:font-weight="normal" officeooo:rsid="000f9482" style:font-weight-asian="normal" style:font-weight-complex="normal"/>
    </style:style>
    <style:style style:name="T5" style:family="text">
      <style:text-properties fo:color="#000000" loext:opacity="100%" fo:font-weight="bold" style:font-weight-asian="bold" style:font-weight-complex="bold"/>
    </style:style>
    <style:style style:name="T6" style:family="text">
      <style:text-properties fo:color="#000000" loext:opacity="100%" fo:font-weight="bold" officeooo:rsid="000c9a38" style:font-weight-asian="bold" style:font-weight-complex="bold"/>
    </style:style>
    <style:style style:name="T7" style:family="text">
      <style:text-properties fo:color="#000000" loext:opacity="100%" fo:font-weight="bold" officeooo:rsid="000da216" style:font-weight-asian="bold" style:font-weight-complex="bold"/>
    </style:style>
    <style:style style:name="T8" style:family="text">
      <style:text-properties fo:color="#000000" loext:opacity="100%" fo:font-weight="bold" officeooo:rsid="000f9482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1f435" style:font-weight-asian="normal" style:font-weight-complex="normal"/>
    </style:style>
    <style:style style:name="T11" style:family="text">
      <style:text-properties fo:font-weight="normal" officeooo:rsid="00072b99" style:font-weight-asian="normal" style:font-weight-complex="normal"/>
    </style:style>
    <style:style style:name="T12" style:family="text">
      <style:text-properties fo:font-weight="normal" officeooo:rsid="00060d71" style:font-weight-asian="normal" style:font-weight-complex="normal"/>
    </style:style>
    <style:style style:name="T13" style:family="text">
      <style:text-properties fo:font-weight="normal" officeooo:rsid="001167dc" style:font-weight-asian="normal" style:font-weight-complex="normal"/>
    </style:style>
    <style:style style:name="T14" style:family="text">
      <style:text-properties fo:font-weight="normal" officeooo:rsid="002cf7bb" style:font-weight-asian="normal" style:font-weight-complex="normal"/>
    </style:style>
    <style:style style:name="T15" style:family="text">
      <style:text-properties fo:font-weight="normal" officeooo:rsid="002ea523" style:font-weight-asian="normal" style:font-weight-complex="normal"/>
    </style:style>
    <style:style style:name="T16" style:family="text">
      <style:text-properties officeooo:rsid="0001b008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1f435" style:font-weight-asian="bold" style:font-weight-complex="bold"/>
    </style:style>
    <style:style style:name="T19" style:family="text">
      <style:text-properties fo:font-weight="bold" officeooo:rsid="00060d71" style:font-weight-asian="bold" style:font-weight-complex="bold"/>
    </style:style>
    <style:style style:name="T20" style:family="text">
      <style:text-properties fo:font-weight="bold" officeooo:rsid="00072b99" style:font-weight-asian="bold" style:font-weight-complex="bold"/>
    </style:style>
    <style:style style:name="T21" style:family="text">
      <style:text-properties fo:font-weight="bold" officeooo:rsid="0008ed6a" style:font-weight-asian="bold" style:font-weight-complex="bold"/>
    </style:style>
    <style:style style:name="T22" style:family="text">
      <style:text-properties fo:font-weight="bold" officeooo:rsid="000a3d8c" style:font-weight-asian="bold" style:font-weight-complex="bold"/>
    </style:style>
    <style:style style:name="T23" style:family="text">
      <style:text-properties fo:font-weight="bold" officeooo:rsid="001167dc" style:font-weight-asian="bold" style:font-weight-complex="bold"/>
    </style:style>
    <style:style style:name="T24" style:family="text">
      <style:text-properties fo:font-weight="bold" officeooo:rsid="002ea523" style:font-weight-asian="bold" style:font-weight-complex="bold"/>
    </style:style>
    <style:style style:name="T25" style:family="text">
      <style:text-properties officeooo:rsid="00043df8"/>
    </style:style>
    <style:style style:name="T26" style:family="text">
      <style:text-properties officeooo:rsid="00059ec9"/>
    </style:style>
    <style:style style:name="T27" style:family="text">
      <style:text-properties officeooo:rsid="00060d71"/>
    </style:style>
    <style:style style:name="T28" style:family="text">
      <style:text-properties officeooo:rsid="00072b99"/>
    </style:style>
    <style:style style:name="T29" style:family="text">
      <style:text-properties officeooo:rsid="000b4bfc"/>
    </style:style>
    <style:style style:name="T30" style:family="text">
      <style:text-properties officeooo:rsid="000d0774"/>
    </style:style>
    <style:style style:name="T31" style:family="text">
      <style:text-properties officeooo:rsid="001167dc"/>
    </style:style>
    <style:style style:name="T32" style:family="text">
      <style:text-properties fo:color="#c9211e" loext:opacity="100%" fo:font-weight="bold" style:font-weight-asian="bold" style:font-weight-complex="bold"/>
    </style:style>
    <style:style style:name="T33" style:family="text">
      <style:text-properties officeooo:rsid="0013d6b5"/>
    </style:style>
    <style:style style:name="T34" style:family="text">
      <style:text-properties style:font-name="Liberation Serif" fo:font-size="12pt" style:font-size-asian="12pt" style:font-size-complex="12pt"/>
    </style:style>
    <style:style style:name="T35" style:family="text"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T36" style:family="text">
      <style:text-properties officeooo:rsid="002cf7bb"/>
    </style:style>
    <style:style style:name="T37" style:family="text">
      <style:text-properties officeooo:rsid="002d2894"/>
    </style:style>
    <style:style style:name="T38" style:family="text">
      <style:text-properties fo:language="en" fo:country="US"/>
    </style:style>
    <style:style style:name="T39" style:family="text">
      <style:text-properties fo:language="en" fo:country="US" fo:font-weight="bold" style:font-weight-asian="bold" style:font-weight-complex="bold"/>
    </style:style>
    <style:style style:name="T40" style:family="text">
      <style:text-properties fo:language="en" fo:country="US" fo:font-weight="bold" officeooo:rsid="003e7bc5" style:font-weight-asian="bold" style:font-weight-complex="bold"/>
    </style:style>
    <style:style style:name="T41" style:family="text">
      <style:text-properties fo:language="en" fo:country="US" officeooo:rsid="0037f706"/>
    </style:style>
    <style:style style:name="T42" style:family="text">
      <style:text-properties fo:language="en" fo:country="US" officeooo:rsid="003929d9"/>
    </style:style>
    <style:style style:name="T43" style:family="text">
      <style:text-properties fo:language="en" fo:country="US" fo:font-weight="normal" officeooo:rsid="003e7bc5" style:font-weight-asian="normal" style:font-weight-complex="normal"/>
    </style:style>
    <style:style style:name="T44" style:family="text">
      <style:text-properties officeooo:rsid="003e3483"/>
    </style:style>
    <style:style style:name="T45" style:family="text">
      <style:text-properties officeooo:rsid="003e7b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2">Installation</text:p>
      <text:p text:style-name="P50">https://docs.mongodb.com/manual/tutorial/install-mongodb-on-ubuntu/</text:p>
      <text:p text:style-name="P54">Port: 27017</text:p>
      <text:p text:style-name="P53">ip bind</text:p>
      <text:p text:style-name="P53"><text:a xlink:type="simple" xlink:href="https://bobcares.com/blog/mongodb-connection-refused-ubuntu/#:~:text=Misconfiguration%20in%20mongod.&amp;text=Another%20reason%20for%20MongoDB%20to,not%20allow%20the%20connection%20externally" text:style-name="Internet_20_link" text:visited-style-name="Visited_20_Internet_20_Link">https://bobcares.com/blog/mongodb-connection-refused-ubuntu/#:~:text=Misconfiguration%20in%20mongod.&amp;text=Another%20reason%20for%20MongoDB%20to,not%20allow%20the%20connection%20externally</text:a>.</text:p>
      <text:p text:style-name="P53">Start stop service</text:p>
      <text:p text:style-name="P53"><text:a xlink:type="simple" xlink:href="https://docs.mongodb.com/manual/tutorial/install-mongodb-on-ubuntu/" text:style-name="Internet_20_link" text:visited-style-name="Visited_20_Internet_20_Link">https://docs.mongodb.com/manual/tutorial/install-mongodb-on-ubuntu/</text:a></text:p>
      <text:p text:style-name="P53">create user</text:p>
      <text:p text:style-name="P53"><text:a xlink:type="simple" xlink:href="https://docs.mongodb.com/manual/reference/method/db.createUser/" text:style-name="Internet_20_link" text:visited-style-name="Visited_20_Internet_20_Link">https://docs.mongodb.com/manual/reference/method/db.createUser/</text:a></text:p>
      <text:p text:style-name="P53"/>
      <text:p text:style-name="P55">Data models</text:p>
      <text:p text:style-name="P1">1) embedded – put all info in 1 document</text:p>
      <text:p text:style-name="P1">2) normalized – put info in different docs and <text:span text:style-name="T17">use references</text:span></text:p>
      <text:p text:style-name="P18"/>
      <text:p text:style-name="P56">References</text:p>
      <text:p text:style-name="P61">Types of references to document</text:p>
      <text:p text:style-name="P61">1. Manual – keep _id value of referenced document.</text:p>
      <text:p text:style-name="P61">2. DBRef – keep _id, collection name, (optionally) db name of referenced document:</text:p>
      <text:p text:style-name="P61"><text:tab/>{“$id”: &lt;_id of referenced document&gt;,</text:p>
      <text:p text:style-name="P61"><text:tab/>“$ref”: &lt;collection name of referenced document&gt;,</text:p>
      <text:p text:style-name="P61"><text:tab/>“$db”: &lt;db name of referenced document&gt;}</text:p>
      <text:p text:style-name="P57"><text:a xlink:type="simple" xlink:href="https://stackoverflow.com/questions/17696848/query-based-on-matching-elements-in-dbref-list-for-mongodb-using-spring-data-mon" text:style-name="Internet_20_link" text:visited-style-name="Visited_20_Internet_20_Link"><text:span text:style-name="T35">https://stackoverflow.com/questions/17696848/query-based-on-matching-elements-in-dbref-list-for-mongodb-using-spring-data-mon</text:span></text:a></text:p>
      <text:p text:style-name="P61"/>
      <text:p text:style-name="P62">Atomicity</text:p>
      <text:p text:style-name="P66">1) write operations are atomic for SINGLE document(even modify many embedded)</text:p>
      <text:p text:style-name="P49"/>
      <text:p text:style-name="P55">Commands</text:p>
      <text:p text:style-name="P51"><text:span text:style-name="T16">Awailable commands: </text:span><text:span text:style-name="T17">db.help()</text:span></text:p>
      <text:p text:style-name="P52"><text:span text:style-name="T33">Statistics: </text:span><text:span text:style-name="T17">db.stats()</text:span></text:p>
      <text:p text:style-name="P1"><text:span text:style-name="T34">Create new or “return” ex</text:span>isting: <text:span text:style-name="T17">use</text:span> DATABASE_NAME</text:p>
      <text:p text:style-name="P1">Show current db: </text:p>
      <text:p text:style-name="P1">Show all dbs(if any db was not created, there is a <text:span text:style-name="T17">default db</text:span>: test): <text:span text:style-name="T17">show dbs </text:span></text:p>
      <text:p text:style-name="P15"><text:span text:style-name="T10">Drop current db or default(test): </text:span><text:span text:style-name="T18">db.dropDatabase()</text:span></text:p>
      <text:p text:style-name="P18"/>
      <text:p text:style-name="P2">Create collection<text:span text:style-name="T26">(collection may be created during first insertion)</text:span>: <text:span text:style-name="T17">db.createCollection</text:span>(&lt;name&gt;, &lt;options&gt;)</text:p>
      <text:p text:style-name="P2"><text:tab/>options – optional, it is a document(JSON); <text:span text:style-name="T25">may have filds:</text:span></text:p>
      <text:p text:style-name="P3"><text:tab/><text:tab/>autoIndexId: boolean – false by default, if true → automatically create index _id</text:p>
      <text:p text:style-name="P3"><text:tab/><text:tab/>capped: boolean – if true → collection is fixed size; oldest entries will be overriden if <text:tab/><text:tab/><text:tab/>max size is reached. Need to define field size and max. During insertion first check field <text:tab/><text:tab/>size, then max.</text:p>
      <text:p text:style-name="P3"><text:tab/><text:tab/>size – size of capped collection</text:p>
      <text:p text:style-name="P3"><text:tab/><text:tab/>max – max number of documents in capped collection</text:p>
      <text:p text:style-name="P3"/>
      <text:p text:style-name="P3"><text:soft-page-break/>Show collections: <text:span text:style-name="T17">show collections</text:span></text:p>
      <text:p text:style-name="P4">Drop collection: <text:span text:style-name="T17">db.&lt;collection name&gt;.drop()</text:span></text:p>
      <text:p text:style-name="P19"/>
      <text:p text:style-name="P5">Insert to collection: </text:p>
      <text:p text:style-name="P5"><text:span text:style-name="T17">db.&lt;collection name&gt;.insert(</text:span>&lt;document(JSON)&gt; <text:span text:style-name="T27">or &lt;array of documents&gt;</text:span><text:span text:style-name="T17">)</text:span></text:p>
      <text:p text:style-name="P6">or</text:p>
      <text:p text:style-name="P6"><text:span text:style-name="T17">db.&lt;collection name&gt;.insertOne(</text:span>&lt;document&gt;<text:span text:style-name="T17">)</text:span></text:p>
      <text:p text:style-name="P6">or</text:p>
      <text:p text:style-name="P6"><text:span text:style-name="T17">db.&lt;coll. name&gt;.insertMany(</text:span>&lt;array of documents&gt;<text:span text:style-name="T17">)</text:span></text:p>
      <text:p text:style-name="P5"><text:span text:style-name="T27">or</text:span><text:span text:style-name="T19"> </text:span></text:p>
      <text:p text:style-name="P5"><text:span text:style-name="T19">db.&lt;collection name&gt;.save(</text:span>&lt;document(JSON)&gt; <text:span text:style-name="T27">or &lt;array of documents&gt;</text:span><text:span text:style-name="T19">) - </text:span><text:span text:style-name="T27">if insert with existing _id → prev. document will be replaced</text:span></text:p>
      <text:p text:style-name="P5"/>
      <text:p text:style-name="P6">Get data from collection:</text:p>
      <text:p text:style-name="P6"><text:span text:style-name="T17">db.&lt;coll name&gt;.find(</text:span><text:span text:style-name="T28">&lt;empty </text:span><text:span text:style-name="T20">or</text:span><text:span text:style-name="T28"> doc with conditions(see below)&gt;, &lt;</text:span><text:span text:style-name="T20">optional</text:span><text:span text:style-name="T28"> projection(see below)&gt;</text:span><text:span text:style-name="T17">) </text:span>- <text:tab/>append <text:span text:style-name="T17">.pretty()</text:span> for formatted printing</text:p>
      <text:p text:style-name="P6"><text:tab/><text:span text:style-name="T31">append </text:span><text:span text:style-name="T23">.skip</text:span><text:span text:style-name="T31">(&lt;number of skipped documents&gt;) to skip number of documents</text:span></text:p>
      <text:p text:style-name="P6"><text:tab/><text:span text:style-name="T31">append </text:span><text:span text:style-name="T23">.limit</text:span><text:span text:style-name="T31">(&lt;number of docs to show&gt;) to limit number of results</text:span></text:p>
      <text:p text:style-name="P47"><text:span text:style-name="T12"><text:tab/></text:span><text:span text:style-name="T13">append </text:span><text:span text:style-name="T23">.sort</text:span><text:span text:style-name="T13">(&lt;JSON sort type&gt;) to sort results; sort type is {&lt;field name&gt;: 1 – ascending/-1 - <text:tab/><text:tab/><text:tab/>descending}</text:span></text:p>
      <text:p text:style-name="P6">or</text:p>
      <text:p text:style-name="P16">db.<text:span text:style-name="T28">&lt;coll name&gt;.findOne(</text:span><text:span text:style-name="T11">&lt;empty </text:span><text:span text:style-name="T28">or</text:span><text:span text:style-name="T11"> doc with conditions(see below)&gt;</text:span><text:span text:style-name="T28">)</text:span></text:p>
      <text:p text:style-name="P17"/>
      <text:p text:style-name="P28"><text:span text:style-name="T22">Simple </text:span><text:span text:style-name="T21">conditions</text:span></text:p>
      <text:p text:style-name="P7">{</text:p>
      <text:p text:style-name="P7"><text:tab/>&lt;name of field&gt;: {&lt;special field(see below)&gt;: &lt;value&gt;}</text:p>
      <text:p text:style-name="P7">}</text:p>
      <text:p text:style-name="P7">Special field – specify operation:</text:p>
      <text:p text:style-name="P7">$eg = - <text:span text:style-name="T30">simpler form &lt;name of field&gt;: &lt;needed value&gt;</text:span></text:p>
      <text:p text:style-name="P7">$ne !=</text:p>
      <text:p text:style-name="P7">$lt &lt;</text:p>
      <text:p text:style-name="P7">$gt &gt;</text:p>
      <text:p text:style-name="P7">$lte &lt;=</text:p>
      <text:p text:style-name="P7">$gte &gt;=</text:p>
      <text:p text:style-name="P8">$in - value in array, format: {$in: [&lt;val1&gt;, &lt;val2&gt;, &lt;val3&gt;, …]}</text:p>
      <text:p text:style-name="P8">$nin – value NOT in array, same format</text:p>
      <text:p text:style-name="P8">Example: {“myField”: {$gt: 50}}</text:p>
      <text:p text:style-name="P8"/>
      <text:p text:style-name="P20">AND/OR/… Conditions</text:p>
      <text:p text:style-name="P9">{</text:p>
      <text:p text:style-name="P9"><text:tab/>$and/$or/<text:span text:style-name="T29">$not/$nand/$nor</text:span>: [&lt;simple conditions(see above)&gt;]</text:p>
      <text:p text:style-name="P9">}</text:p>
      <text:p text:style-name="P29"><text:span text:style-name="T21">E</text:span><text:span text:style-name="T17">xperiment with not!!!</text:span></text:p>
      <text:p text:style-name="P30"/>
      <text:p text:style-name="P39">Projection</text:p>
      <text:p text:style-name="P36">It is just selection of some fields(NOT all). Format</text:p>
      <text:p text:style-name="P36">{</text:p>
      <text:p text:style-name="P36"><text:tab/>&lt;field name&gt;: 1 – to select/0 – not to select</text:p>
      <text:p text:style-name="P36"><text:tab/>…</text:p>
      <text:p text:style-name="P36"><text:soft-page-break/>}</text:p>
      <text:p text:style-name="P40"/>
      <text:p text:style-name="P33">Update data: </text:p>
      <text:p text:style-name="P43"><text:span text:style-name="T6">db.&lt;coll name&gt;.update</text:span><text:span text:style-name="T2">(&lt;select criteria&gt;, </text:span><text:span text:style-name="T3">&lt;description of how to update</text:span><text:span text:style-name="T2">&gt;, </text:span><text:span text:style-name="T3">&lt;options&gt;</text:span><text:span text:style-name="T2">)</text:span></text:p>
      <text:p text:style-name="P42"><text:span text:style-name="T2"><text:tab/></text:span><text:span text:style-name="T3">select criteria – conditions like above</text:span></text:p>
      <text:p text:style-name="P34"><text:tab/>description of how to update – see below</text:p>
      <text:p text:style-name="P34"><text:tab/>options – MAY ommit, see below</text:p>
      <text:p text:style-name="P44"><text:span text:style-name="T3">o</text:span><text:span text:style-name="T1">r</text:span></text:p>
      <text:p text:style-name="P44"><text:span text:style-name="T5">db.&lt;coll name&gt;.updateOne</text:span><text:span text:style-name="T1">(</text:span><text:span text:style-name="T2">&lt;select criteria&gt;, </text:span><text:span text:style-name="T3">&lt;description of how to update</text:span><text:span text:style-name="T2">&gt;</text:span><text:span text:style-name="T1">)</text:span></text:p>
      <text:p text:style-name="P35">or</text:p>
      <text:p text:style-name="P63"><text:span text:style-name="T5">db.&lt;coll name&gt;.updateMany</text:span><text:span text:style-name="T1">(</text:span><text:span text:style-name="T2">&lt;select criteria&gt;, </text:span><text:span text:style-name="T3">&lt;description of how to update</text:span><text:span text:style-name="T2">&gt;</text:span><text:span text:style-name="T1">)</text:span></text:p>
      <text:p text:style-name="P41">In spring-data:</text:p>
      <text:p text:style-name="P64">mongoTemplate.updateFirst(&lt;query to get all docs, which will be modified&gt;, &lt;what action to do&gt;, .class)</text:p>
      <text:p text:style-name="P65">Query is usual: Query.query(Criteria.where("_id").is(userId))</text:p>
      <text:p text:style-name="P67"><text:span text:style-name="T38">Action: new Update().set/addToSet(</text:span><text:span text:style-name="T39">checks that unique</text:span><text:span text:style-name="T38">)/push/pull/rename …</text:span></text:p>
      <text:p text:style-name="P65"/>
      <text:p text:style-name="P68"><text:span text:style-name="T41">findAndModify – also updates and also returns document before or after</text:span><text:span text:style-name="T42">(choose by flag)</text:span><text:span text:style-name="T41"> modification</text:span></text:p>
      <text:p text:style-name="P65"/>
      <text:p text:style-name="P38">Description of how to update</text:p>
      <text:p text:style-name="P34">Set value: {$set: {&lt;name of field&gt;: &lt;new value&gt;}}</text:p>
      <text:p text:style-name="P37">Add value to an array: {$push: {&lt;name of field&gt;: &lt;new value&gt;}} - if &lt;new value&gt; is array → it adds <text:tab/><text:tab/>array, <text:span text:style-name="T17">NOT</text:span> elements one by one. To add elements one by one <text:span text:style-name="T17">use modifier each</text:span> → place <text:tab/>{$each: [&lt;el. 1&gt;, &lt;el. 2&gt;, … ]} instead of &lt;new value&gt;</text:p>
      <text:p text:style-name="P37"/>
      <text:p text:style-name="P34"/>
      <text:p text:style-name="P38">Options</text:p>
      <text:p text:style-name="P34">In JSON format with fields</text:p>
      <text:p text:style-name="P45"><text:span text:style-name="T3">multi: boolean – </text:span><text:span text:style-name="T7">by default only first selected doc will be updated</text:span><text:span text:style-name="T3">, set true to update all suitable for <text:tab/>criteria</text:span></text:p>
      <text:p text:style-name="P34"/>
      <text:p text:style-name="P48"><text:span text:style-name="T3">A</text:span><text:span text:style-name="T1">ggregation</text:span></text:p>
      <text:p text:style-name="P48"><text:span text:style-name="T1">like SQL’s count(*), use </text:span><text:span text:style-name="T5">aggregate</text:span><text:span text:style-name="T1">(&lt;aggregate operation&gt;)</text:span></text:p>
      <text:p text:style-name="P48"><text:span text:style-name="T1">Aggregate operation – </text:span><text:span text:style-name="T32">finish!!!</text:span></text:p>
      <text:p text:style-name="P34"/>
      <text:p text:style-name="P46"><text:span text:style-name="T3">D</text:span><text:span text:style-name="T4">elete document: </text:span><text:span text:style-name="T8">db.&lt;collection name&gt;.remove</text:span><text:span text:style-name="T4">(&lt;remove criteria&gt;, &lt;flag justOne&gt;)</text:span></text:p>
      <text:p text:style-name="P36"><text:tab/>remove criteria – conditions like above</text:p>
      <text:p text:style-name="P36"><text:tab/>flag justOne – optional, may be 1/true to delete only one document</text:p>
      <text:p text:style-name="P32"/>
      <text:p text:style-name="P31"/>
      <text:p text:style-name="P17"/>
      <text:p text:style-name="P19">Data types</text:p>
      <text:p text:style-name="P4"><text:a xlink:type="simple" xlink:href="https://www.tutorialspoint.com/mongodb/mongodb_datatype.htm" text:style-name="Internet_20_link" text:visited-style-name="Visited_20_Internet_20_Link">https://www.tutorialspoint.com/mongodb/mongodb_datatype.htm</text:a></text:p>
      <text:p text:style-name="P19"/>
      <text:p text:style-name="P21">Create indexes</text:p>
      <text:p text:style-name="P21"><text:a xlink:type="simple" xlink:href="https://www.tutorialspoint.com/mongodb/mongodb_indexing.htm" text:style-name="Internet_20_link" text:visited-style-name="Visited_20_Internet_20_Link"><text:span text:style-name="T9">https://www.tutorialspoint.com/mongodb/mongodb_indexing.htm</text:span></text:a></text:p>
      <text:p text:style-name="P10"/>
      <text:p text:style-name="P4">_id: ObjectId(4 bytes timestamp, 3 bytes machine id, 2 bytes process id, 3 bytes incrementer)</text:p>
      <text:p text:style-name="P4"/>
      <text:p text:style-name="P4"><text:soft-page-break/></text:p>
      <text:p text:style-name="P4"/>
      <text:p text:style-name="P23">Text search</text:p>
      <text:p text:style-name="P23">https://docs.mongodb.com/manual/core/text-search-operators/</text:p>
      <text:p text:style-name="P23">https://docs.mongodb.com/manual/reference/operator/query/text/#text-query-examples</text:p>
      <text:p text:style-name="P23"><text:a xlink:type="simple" xlink:href="https://docs.mongodb.com/manual/core/index-text/#text-index-compound" text:style-name="Internet_20_link" text:visited-style-name="Visited_20_Internet_20_Link">https://docs.mongodb.com/manual/core/index-text/#text-index-compound</text:a></text:p>
      <text:p text:style-name="P23">https://docs.mongodb.com/manual/core/index-text/#index-feature-text</text:p>
      <text:p text:style-name="P23">https://docs.mongodb.com/manual/tutorial/specify-language-for-text-index/</text:p>
      <text:p text:style-name="P23"/>
      <text:p text:style-name="P23"><text:a xlink:type="simple" xlink:href="https://stackoverflow.com/questions/37014245/how-does-mongodb-handle-document-length-in-a-text-index-and-text-score" text:style-name="Internet_20_link" text:visited-style-name="Visited_20_Internet_20_Link">https://stackoverflow.com/questions/37014245/how-does-mongodb-handle-document-length-in-a-text-index-and-text-score</text:a></text:p>
      <text:p text:style-name="P23"/>
      <text:p text:style-name="P23"/>
      <text:p text:style-name="P60">Geospatial</text:p>
      <text:p text:style-name="P11">Data may be saved in 2 forms</text:p>
      <text:p text:style-name="P25">1) GeoJSON:</text:p>
      <text:p text:style-name="P12"><text:span text:style-name="T36">&lt;field name&gt;: </text:span>{</text:p>
      <text:p text:style-name="P11"><text:tab/>type: “Point”,</text:p>
      <text:p text:style-name="P11"><text:tab/>coordinates: [<text:span text:style-name="T36">1, 1</text:span>] – <text:span text:style-name="T36">array with x/y or longitude/latitude</text:span></text:p>
      <text:p text:style-name="P13">}</text:p>
      <text:p text:style-name="P26">or</text:p>
      <text:p text:style-name="P12"><text:span text:style-name="T36">&lt;field name&gt;: </text:span>{</text:p>
      <text:p text:style-name="P12"><text:tab/>type: “<text:span text:style-name="T36">LineString</text:span>”,</text:p>
      <text:p text:style-name="P12"><text:tab/>coordinates:<text:span text:style-name="T36">[ [1, 1], [2, 2], … ]</text:span> - arrays of coordinates</text:p>
      <text:p text:style-name="P13">}</text:p>
      <text:p text:style-name="P26">or</text:p>
      <text:p text:style-name="P13">&lt;field name&gt;: {</text:p>
      <text:p text:style-name="P13"><text:tab/>type: “Polygon”,</text:p>
      <text:p text:style-name="P13"><text:tab/>coordinates: [</text:p>
      <text:p text:style-name="P13"><text:tab/><text:tab/>[ [], [], [], … ] - array with coordinates of outer border</text:p>
      <text:p text:style-name="P13"><text:tab/><text:tab/>[ [], [], [], … ] - many arrays to describe holes inside polygon</text:p>
      <text:p text:style-name="P13"><text:tab/><text:tab/><text:tab/>***</text:p>
      <text:p text:style-name="P13"><text:tab/><text:tab/><text:tab/>]</text:p>
      <text:p text:style-name="P13">}</text:p>
      <text:p text:style-name="P13"><text:span text:style-name="T17">and others</text:span>.</text:p>
      <text:p text:style-name="P24"/>
      <text:p text:style-name="P26">2) Legacy coordinate pairs:</text:p>
      <text:p text:style-name="P13">&lt;field name&gt;: <text:span text:style-name="T37">[&lt;x/long&gt;, &lt;y/lat&gt;]</text:span></text:p>
      <text:p text:style-name="P27">or</text:p>
      <text:p text:style-name="P58"><text:span text:style-name="T14">&lt;</text:span><text:span text:style-name="T15">field name&gt;: {</text:span></text:p>
      <text:p text:style-name="P14"><text:tab/>&lt;no matter what name, will be considered as long&gt;: &lt;val&gt;,</text:p>
      <text:p text:style-name="P14"><text:tab/> &lt;will be considered as lat&gt;: &lt;val&gt;</text:p>
      <text:p text:style-name="P14">}</text:p>
      <text:p text:style-name="P14"/>
      <text:p text:style-name="P27">Create index</text:p>
      <text:p text:style-name="P14">Some operations require indexes.</text:p>
      <text:p text:style-name="P14">db.collection.createIndex( { &lt;field with location&gt; : "2dsphere" / “2d” } )</text:p>
      <text:p text:style-name="P59"><text:a xlink:type="simple" xlink:href="https://docs.mongodb.com/manual/geospatial-queries/#geospatial-indexes" text:style-name="Internet_20_link" text:visited-style-name="Visited_20_Internet_20_Link"><text:span text:style-name="T9">https://docs.mongodb.com/manual/geospatial-queries/#geospatial-indexes</text:span></text:a></text:p>
      <text:p text:style-name="P14"><text:soft-page-break/></text:p>
      <text:p text:style-name="P27">Operations</text:p>
      <text:p text:style-name="P14">1) Search that overlaps with:</text:p>
      <text:p text:style-name="P14">mongoTemplate.find(</text:p>
      <text:p text:style-name="P14"><text:tab/>Query.query(</text:p>
      <text:p text:style-name="P58"><text:span text:style-name="T15"><text:tab/><text:tab/>Criteria.where(&lt;filed name&gt;).intersects(some </text:span><text:span text:style-name="T24">GeoJsonPolygon</text:span><text:span text:style-name="T15"> or other </text:span><text:span text:style-name="T24">GeoJson</text:span><text:span text:style-name="T15">)</text:span></text:p>
      <text:p text:style-name="P14"><text:tab/>), bla-bla-bla);</text:p>
      <text:p text:style-name="P58"><text:a xlink:type="simple" xlink:href="https://docs.mongodb.com/manual/reference/operator/query/geoIntersects/#op._S_geoIntersects" text:style-name="Internet_20_link" text:visited-style-name="Visited_20_Internet_20_Link"><text:span text:style-name="T15">https://docs.mongodb.com/manual/reference/operator/query/geoIntersects/#op._S_geoIntersects</text:span></text:a></text:p>
      <text:p text:style-name="P14"/>
      <text:p text:style-name="P13"/>
      <text:p text:style-name="P26"/>
      <text:p text:style-name="P24">logging.level.org.springframework.data.mongodb.core.MongoTemplate=DEBUG</text:p>
      <text:p text:style-name="P73"/>
      <text:p text:style-name="P70">Mapping in Spring</text:p>
      <text:p text:style-name="P71">@Document(collection = &lt;collection name&gt;) - <text:span text:style-name="T44">over class, in what collection to store</text:span></text:p>
      <text:p text:style-name="P71"/>
      <text:p text:style-name="P74"><text:span text:style-name="T43">@Field(name, target type(from </text:span><text:span text:style-name="T40">FieldType</text:span><text:span text:style-name="T43">)) – over field</text:span></text:p>
      <text:p text:style-name="P71"/>
      <text:p text:style-name="P7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3-12T12:09:48.829000000</dc:date>
    <meta:editing-duration>PT21H26M56S</meta:editing-duration>
    <meta:editing-cycles>37</meta:editing-cycles>
    <meta:document-statistic meta:table-count="0" meta:image-count="0" meta:object-count="0" meta:page-count="5" meta:paragraph-count="159" meta:word-count="805" meta:character-count="6726" meta:non-whitespace-character-count="5991"/>
  </office:meta>
</office:document-meta>
</file>